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ba44a" officeooo:paragraph-rsid="000ba44a" style:font-style-asian="italic" style:font-style-complex="italic"/>
    </style:style>
    <style:style style:name="P2" style:family="paragraph" style:parent-style-name="Standard">
      <style:text-properties fo:font-style="italic" officeooo:rsid="000cfc28" officeooo:paragraph-rsid="000cfc28" style:font-style-asian="italic" style:font-style-complex="italic"/>
    </style:style>
    <style:style style:name="P3" style:family="paragraph" style:parent-style-name="Standard">
      <style:text-properties fo:font-style="italic" officeooo:rsid="0011ba9e" officeooo:paragraph-rsid="0011ba9e" style:font-style-asian="italic" style:font-style-complex="italic"/>
    </style:style>
    <style:style style:name="P4" style:family="paragraph" style:parent-style-name="Standard">
      <style:text-properties fo:font-style="italic" fo:font-weight="bold" officeooo:rsid="0011ba9e" officeooo:paragraph-rsid="0011ba9e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11ba9e" officeooo:paragraph-rsid="0011ba9e"/>
    </style:style>
    <style:style style:name="P6" style:family="paragraph" style:parent-style-name="Standard" style:list-style-name="L1">
      <style:text-properties fo:font-weight="bold" officeooo:rsid="000ba44a" officeooo:paragraph-rsid="000ba44a" style:font-weight-asian="bold" style:font-weight-complex="bold"/>
    </style:style>
    <style:style style:name="P7" style:family="paragraph" style:parent-style-name="Standard" style:list-style-name="L2">
      <style:text-properties officeooo:rsid="000ba44a" officeooo:paragraph-rsid="000ba44a"/>
    </style:style>
    <style:style style:name="P8" style:family="paragraph" style:parent-style-name="Standard" style:list-style-name="L3">
      <style:text-properties fo:font-style="italic" fo:font-weight="bold" officeooo:rsid="000ba44a" officeooo:paragraph-rsid="000ba44a" style:font-style-asian="italic" style:font-weight-asian="bold" style:font-style-complex="italic" style:font-weight-complex="bold"/>
    </style:style>
    <style:style style:name="P9" style:family="paragraph" style:parent-style-name="Standard" style:list-style-name="L4">
      <style:text-properties fo:font-style="normal" officeooo:rsid="000cfc28" officeooo:paragraph-rsid="000ba44a" style:font-style-asian="normal" style:font-style-complex="normal"/>
    </style:style>
    <style:style style:name="P10" style:family="paragraph" style:parent-style-name="Standard" style:list-style-name="L5">
      <style:text-properties fo:font-style="normal" officeooo:rsid="000ba44a" officeooo:paragraph-rsid="00101332" style:font-style-asian="normal" style:font-style-complex="normal"/>
    </style:style>
    <style:style style:name="P11" style:family="paragraph" style:parent-style-name="Standard" style:list-style-name="L5">
      <style:text-properties fo:font-style="normal" officeooo:rsid="000ba44a" officeooo:paragraph-rsid="00120a8d" style:font-style-asian="normal" style:font-style-complex="normal"/>
    </style:style>
    <style:style style:name="P12" style:family="paragraph" style:parent-style-name="Standard" style:list-style-name="L5">
      <style:text-properties officeooo:rsid="0011ba9e" officeooo:paragraph-rsid="0011ba9e"/>
    </style:style>
    <style:style style:name="T1" style:family="text">
      <style:text-properties officeooo:rsid="000ea23c"/>
    </style:style>
    <style:style style:name="T2" style:family="text">
      <style:text-properties officeooo:rsid="00120a8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96583817516487044" text:style-name="L1">
        <text:list-item>
          <text:p text:style-name="P6">Комманда, исполняемая при подключении к устройству.</text:p>
        </text:list-item>
      </text:list>
      <text:list xml:id="list7192702723174615111" text:style-name="L2">
        <text:list-header>
          <text:p text:style-name="P7"/>
        </text:list-header>
      </text:list>
      <text:p text:style-name="P1"/>
      <text:p text:style-name="P1">command first </text:p>
      <text:p text:style-name="P1">{</text:p>
      <text:p text:style-name="P1"><text:tab/>send Mitsubishi ("FIRST UP" cr)</text:p>
      <text:p text:style-name="P1"><text:tab/>send Mitsubishi ("FIRST UP 2" cr)</text:p>
      <text:p text:style-name="P1">}</text:p>
      <text:p text:style-name="P1"/>
      <text:list xml:id="list6829892811330868955" text:style-name="L3">
        <text:list-item>
          <text:p text:style-name="P8">GUID (генерация 16 байт)</text:p>
        </text:list-item>
      </text:list>
      <text:p text:style-name="P1"/>
      <text:p text:style-name="P1">command play GUID </text:p>
      <text:p text:style-name="P1">{ </text:p>
      <text:p text:style-name="P1"><text:tab/>send Vimedia (GUID 0:8 0:8 0:8 0:8 0:32 0:32 289:32 289:32 "&lt;?xml version=" 34:8 "1.0" 34:8 " encoding=" 34:8 "windows-1251" 34:8 "?&gt;" nl cr "&lt;Command <text:s/>xmlns:xsi=" 34:8 "http://www.w3.org/2001/XMLSchema-instance" 34:8 " xmlns:xsd=" 34:8 "http://www.w3.org/2001/XMLSchema" 34:8 " xsi:type=" 34:8 "PlayProjectCommand" 34:8 "&gt;" nl cr "&lt;ClientId&gt;d5de2aa6-6674-49c8-9552-dca84a807d82&lt;/ClientId&gt;" nl cr "&lt;DeviceGroup&gt;0&lt;/DeviceGroup&gt;" nl cr "&lt;/Command&gt;" nl cr) </text:p>
      <text:p text:style-name="P1">} </text:p>
      <text:p text:style-name="P1"/>
      <text:list xml:id="list7333405631264025073" text:style-name="L4">
        <text:list-item>
          <text:p text:style-name="P9">Подключение через usb:</text:p>
        </text:list-item>
      </text:list>
      <text:p text:style-name="P2">protocol Viaudio: usb-<text:span text:style-name="T1">com</text:span></text:p>
      <text:p text:style-name="P2">port: 0</text:p>
      <text:p text:style-name="P2"/>
      <text:list xml:id="list4609353434420670825" text:style-name="L5">
        <text:list-item>
          <text:p text:style-name="P12">Команда с задержкой. Нужно для управления экраном через viAudio. Используется в Arhangelsk_bolnica. Требует замены gui.js</text:p>
        </text:list-item>
      </text:list>
      <text:p text:style-name="P5"/>
      <text:p text:style-name="P3">[Button] </text:p>
      <text:p text:style-name="P3">Caption = </text:p>
      <text:p text:style-name="P3">Pages = Main </text:p>
      <text:p text:style-name="P3">Left = 750 </text:p>
      <text:p text:style-name="P3">Top = 250 </text:p>
      <text:p text:style-name="P3">Font = Images/arial.ttf </text:p>
      <text:p text:style-name="P3">FontSize = 20 </text:p>
      <text:p text:style-name="P3">Color = white </text:p>
      <text:p text:style-name="P3">UpImage = Images/buttonUpDown.png </text:p>
      <text:p text:style-name="P3">DownImage = Images/buttonDownDown.png </text:p>
      <text:p text:style-name="P3">HeldImage = Images/buttonDownDown.png </text:p>
      <text:p text:style-name="P3">OnClick <text:s/>= Command Viaudio releoneoff </text:p>
      <text:p text:style-name="P4">OnDelayClick = Command Viaudio reletwoon </text:p>
      <text:p text:style-name="P4">DelayForClick = 1000</text:p>
      <text:p text:style-name="P5"/>
      <text:list xml:id="list95730433670794" text:continue-numbering="true" text:style-name="L5">
        <text:list-item>
          <text:p text:style-name="P11"><text:s/><text:span text:style-name="T2">Символ, соответствующий 8-битному значению. Символы cr, nl, bs имеют значения 0Dh, 0Ah, 08h, соответственно.</text:span></text:p>
        </text:list-item>
        <text:list-item>
          <text:p text:style-name="P10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c  </meta:initial-creator>
    <meta:creation-date>2015-02-07T15:44:47.069258688</meta:creation-date>
    <dc:date>2015-03-13T09:57:27.810994998</dc:date>
    <dc:creator>Lutc  </dc:creator>
    <meta:editing-duration>PT1M58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31" meta:word-count="167" meta:character-count="1239" meta:non-whitespace-character-count="1083"/>
  </office:meta>
</office:document-meta>
</file>